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7-19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7-1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7-19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7-1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7-19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7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7-19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7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7-19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7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7-19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7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7-19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7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7-19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7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7-19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7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7-19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7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7-19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7-19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7-19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7-19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7-19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7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7-19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7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7-19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7-19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7-19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7-19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7-19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7-19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7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7-19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7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7-19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7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7-19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7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7-19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7-1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7-19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7-1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7-19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7-19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7-19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7-1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7-19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7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7-19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7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7-19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7-19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7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7-19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7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7-19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7-19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7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7-19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7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7-19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7-1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7-19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7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7-19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7-19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7-19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7-19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7-19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7-1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7-19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7-1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7-19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7-19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7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7-19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7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7-19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7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7-19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7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7-19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7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7-19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7-19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7-19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7-19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7-19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7-19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7-19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7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7-19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7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7-19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7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7-19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7-19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7-19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7-19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7-19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7-19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7-19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7-19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7-19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7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7-19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7-19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7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7-19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7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7-19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7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7-19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7-19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7-19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7-19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7-19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7-19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7-19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7-19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7-19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7-19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7-19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7-19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7-19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7-19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7-19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7-19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7-19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7-19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7-19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7-19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7-19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7-19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7-19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7-19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7-19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7-19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7-19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7-19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7-19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7-19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7-19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7-19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7-19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7-19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7-19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7-19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7-19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7-19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7-19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7-19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7-19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7-19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7-19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7-19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7-19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7-19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7-19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7-19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7-19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7-19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7-19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7-19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7-19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7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7-19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7-19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7-19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7-19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7-19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7-19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7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4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7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5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7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7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8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0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1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3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4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7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6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7-1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7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7-1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9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7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0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7-1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2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7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3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7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5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7-19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6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8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7-19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9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7-1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1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7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2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4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7-1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5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7-1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7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7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8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50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7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51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7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7-19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7-19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7-19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07.49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7-19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22.49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7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3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7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5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7-19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6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7-19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8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7-19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97.49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7-19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1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7-19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27.51pt" draw:caption-point-x="-11.54pt" draw:caption-point-y="-22.25pt">
              <dc:date>2024-07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7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42.51pt" draw:caption-point-x="-11.54pt" draw:caption-point-y="-22.22pt">
              <dc:date>2024-07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7-19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57.5pt" draw:caption-point-x="-11.54pt" draw:caption-point-y="-22.22pt">
              <dc:date>2024-07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7-19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7-19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87.49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7-19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0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7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1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7-19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3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7-19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4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7-19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62.5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7-19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77.49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7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9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7-19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0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7-19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22.51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7-19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37.5pt" draw:caption-point-x="-11.54pt" draw:caption-point-y="-22.22pt">
              <dc:date>2024-07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5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7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6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8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7-19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9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7-19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1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7-19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4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7-19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57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7-19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72.49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7-19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87.51pt" draw:caption-point-x="-11.54pt" draw:caption-point-y="-22.25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7-19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02.51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7-19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17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7-19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32.5pt" draw:caption-point-x="-11.54pt" draw:caption-point-y="-22.22pt">
              <dc:date>2024-07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7-19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7-19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7-19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7-19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7-19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7-19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7-19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7-19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7-19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7-19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7-19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7-19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7-19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7-19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7-19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7-19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7-19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7-19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7-19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7-19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7-19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7-19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7-19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7-19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7-19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7-19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